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2.833cm" style:rel-column-width="10922*"/>
    </style:style>
    <style:style style:name="Tableau2.B" style:family="table-column">
      <style:table-column-properties style:column-width="2.833cm" style:rel-column-width="10923*"/>
    </style:style>
    <style:style style:name="Tableau2.A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9" style:family="table-row">
      <style:table-row-properties style:min-row-height="1.947cm"/>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B" style:family="table-column">
      <style:table-column-properties style:column-width="2.833cm" style:rel-column-width="10922*"/>
    </style:style>
    <style:style style:name="Tableau1.E" style:family="table-column">
      <style:table-column-properties style:column-width="2.835cm" style:rel-column-width="10924*"/>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style:vertical-align="middle"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1.E3"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1481" officeooo:paragraph-rsid="001f1481"/>
    </style:style>
    <style:style style:name="P2" style:family="paragraph" style:parent-style-name="Standard">
      <style:text-properties officeooo:rsid="001f1481" officeooo:paragraph-rsid="0020fce1"/>
    </style:style>
    <style:style style:name="P3" style:family="paragraph" style:parent-style-name="Standard">
      <style:text-properties officeooo:rsid="001f1481" officeooo:paragraph-rsid="00229698"/>
    </style:style>
    <style:style style:name="P4" style:family="paragraph" style:parent-style-name="Standard">
      <style:text-properties officeooo:rsid="0024637d" officeooo:paragraph-rsid="0024637d"/>
    </style:style>
    <style:style style:name="P5" style:family="paragraph" style:parent-style-name="Standard">
      <style:text-properties officeooo:rsid="0024902a" officeooo:paragraph-rsid="0024902a"/>
    </style:style>
    <style:style style:name="P6" style:family="paragraph" style:parent-style-name="Standard">
      <style:text-properties officeooo:rsid="0024902a" officeooo:paragraph-rsid="0024c1c8"/>
    </style:style>
    <style:style style:name="P7" style:family="paragraph" style:parent-style-name="Standard">
      <style:text-properties style:font-name="Liberation Serif" fo:font-size="12pt" style:font-size-asian="12pt" style:font-size-complex="12pt"/>
    </style:style>
    <style:style style:name="P8" style:family="paragraph" style:parent-style-name="Standard">
      <style:text-properties style:font-name="Liberation Serif" fo:font-size="12pt" officeooo:paragraph-rsid="001f1481" style:font-size-asian="12pt" style:font-size-complex="12pt"/>
    </style:style>
    <style:style style:name="P9" style:family="paragraph" style:parent-style-name="Standard">
      <style:text-properties style:font-name="Liberation Serif" fo:font-size="12pt" officeooo:rsid="003800cb" officeooo:paragraph-rsid="003800cb" style:font-size-asian="12pt" style:font-size-complex="12pt"/>
    </style:style>
    <style:style style:name="P10" style:family="paragraph" style:parent-style-name="Standard">
      <style:text-properties style:font-name="Liberation Serif" fo:font-size="12pt" officeooo:rsid="00376e60" officeooo:paragraph-rsid="00381440" style:font-size-asian="12pt" style:font-size-complex="12pt"/>
    </style:style>
    <style:style style:name="P11" style:family="paragraph" style:parent-style-name="Standard">
      <style:text-properties style:font-name="Liberation Serif" fo:font-size="12pt" officeooo:rsid="004721c7" officeooo:paragraph-rsid="003842ec" style:font-size-asian="12pt" style:font-size-complex="12pt"/>
    </style:style>
    <style:style style:name="P12" style:family="paragraph" style:parent-style-name="Standard">
      <style:text-properties officeooo:rsid="00253752" officeooo:paragraph-rsid="00253752"/>
    </style:style>
    <style:style style:name="P13" style:family="paragraph" style:parent-style-name="Standard">
      <style:text-properties officeooo:rsid="0025cbea" officeooo:paragraph-rsid="0025cbea"/>
    </style:style>
    <style:style style:name="P14" style:family="paragraph" style:parent-style-name="Standard">
      <style:text-properties fo:font-style="italic" officeooo:rsid="0025cbea" officeooo:paragraph-rsid="0025cbea" style:font-style-asian="italic" style:font-style-complex="italic"/>
    </style:style>
    <style:style style:name="P15" style:family="paragraph" style:parent-style-name="Standard">
      <style:text-properties fo:font-style="italic" officeooo:rsid="0025cbea" officeooo:paragraph-rsid="00272100" style:font-style-asian="italic" style:font-style-complex="italic"/>
    </style:style>
    <style:style style:name="P16" style:family="paragraph" style:parent-style-name="Standard">
      <style:text-properties officeooo:rsid="002a19db" officeooo:paragraph-rsid="002a19db"/>
    </style:style>
    <style:style style:name="P17" style:family="paragraph" style:parent-style-name="Standard">
      <style:text-properties officeooo:rsid="002acc23" officeooo:paragraph-rsid="002acc23"/>
    </style:style>
    <style:style style:name="P18" style:family="paragraph" style:parent-style-name="Standard">
      <style:text-properties officeooo:rsid="002d131e" officeooo:paragraph-rsid="002d131e"/>
    </style:style>
    <style:style style:name="P19" style:family="paragraph" style:parent-style-name="Standard">
      <style:text-properties officeooo:rsid="002e9880" officeooo:paragraph-rsid="002e9880"/>
    </style:style>
    <style:style style:name="P20" style:family="paragraph" style:parent-style-name="Standard">
      <style:text-properties officeooo:rsid="0030c911" officeooo:paragraph-rsid="0030c911"/>
    </style:style>
    <style:style style:name="P21" style:family="paragraph" style:parent-style-name="Standard">
      <style:text-properties officeooo:rsid="00310a02" officeooo:paragraph-rsid="00310a02"/>
    </style:style>
    <style:style style:name="P22" style:family="paragraph" style:parent-style-name="Standard">
      <style:text-properties officeooo:rsid="00310a02" officeooo:paragraph-rsid="0038eef4"/>
    </style:style>
    <style:style style:name="P23" style:family="paragraph" style:parent-style-name="Standard">
      <style:text-properties officeooo:rsid="00319a04" officeooo:paragraph-rsid="00319a04"/>
    </style:style>
    <style:style style:name="P24" style:family="paragraph" style:parent-style-name="Standard">
      <style:text-properties officeooo:rsid="00329b28" officeooo:paragraph-rsid="00329b28"/>
    </style:style>
    <style:style style:name="P25" style:family="paragraph" style:parent-style-name="Standard">
      <style:text-properties officeooo:rsid="0033b99c" officeooo:paragraph-rsid="0033b99c"/>
    </style:style>
    <style:style style:name="P26" style:family="paragraph" style:parent-style-name="Standard">
      <style:text-properties officeooo:rsid="0034c320" officeooo:paragraph-rsid="0034c320"/>
    </style:style>
    <style:style style:name="P27" style:family="paragraph" style:parent-style-name="Standard">
      <style:text-properties officeooo:rsid="0034dd23" officeooo:paragraph-rsid="0034dd23"/>
    </style:style>
    <style:style style:name="P28" style:family="paragraph" style:parent-style-name="Standard">
      <style:text-properties officeooo:rsid="0034dd23" officeooo:paragraph-rsid="0035e63c"/>
    </style:style>
    <style:style style:name="P29" style:family="paragraph" style:parent-style-name="Standard">
      <style:text-properties officeooo:rsid="0035e63c" officeooo:paragraph-rsid="0035e63c"/>
    </style:style>
    <style:style style:name="P30" style:family="paragraph" style:parent-style-name="Standard">
      <style:text-properties officeooo:rsid="0037d158" officeooo:paragraph-rsid="0037d158"/>
    </style:style>
    <style:style style:name="P31" style:family="paragraph" style:parent-style-name="Standard">
      <style:text-properties officeooo:rsid="003800cb" officeooo:paragraph-rsid="003800cb"/>
    </style:style>
    <style:style style:name="P32" style:family="paragraph" style:parent-style-name="Standard">
      <style:text-properties style:text-underline-style="solid" style:text-underline-width="auto" style:text-underline-color="font-color" fo:font-weight="bold" officeooo:rsid="002bf0a9" officeooo:paragraph-rsid="003842ec" style:font-weight-asian="bold" style:font-weight-complex="bold"/>
    </style:style>
    <style:style style:name="P33" style:family="paragraph" style:parent-style-name="Standard">
      <style:text-properties style:text-underline-style="solid" style:text-underline-width="auto" style:text-underline-color="font-color" fo:font-weight="bold" officeooo:rsid="0038eef4" officeooo:paragraph-rsid="0038eef4" style:font-weight-asian="bold" style:font-weight-complex="bold"/>
    </style:style>
    <style:style style:name="P34" style:family="paragraph" style:parent-style-name="Standard">
      <style:text-properties fo:font-weight="bold" officeooo:rsid="002bf0a9" officeooo:paragraph-rsid="003842ec" style:font-weight-asian="bold" style:font-weight-complex="bold"/>
    </style:style>
    <style:style style:name="P35" style:family="paragraph" style:parent-style-name="Standard">
      <style:text-properties fo:font-weight="normal" officeooo:rsid="003107c0" officeooo:paragraph-rsid="003842ec" style:font-weight-asian="normal" style:font-weight-complex="normal"/>
    </style:style>
    <style:style style:name="P36" style:family="paragraph" style:parent-style-name="Standard">
      <style:text-properties fo:font-weight="normal" officeooo:rsid="003682c3" officeooo:paragraph-rsid="003842ec" style:font-weight-asian="normal" style:font-weight-complex="normal"/>
    </style:style>
    <style:style style:name="P37" style:family="paragraph" style:parent-style-name="Standard">
      <style:text-properties officeooo:rsid="002bf0a9" officeooo:paragraph-rsid="003842ec"/>
    </style:style>
    <style:style style:name="P38" style:family="paragraph" style:parent-style-name="Standard">
      <style:text-properties officeooo:rsid="003162a1" officeooo:paragraph-rsid="003842ec"/>
    </style:style>
    <style:style style:name="P39" style:family="paragraph" style:parent-style-name="Standard">
      <style:text-properties officeooo:rsid="004721c7" officeooo:paragraph-rsid="003842ec"/>
    </style:style>
    <style:style style:name="P40" style:family="paragraph" style:parent-style-name="Standard">
      <style:text-properties officeooo:rsid="00404267" officeooo:paragraph-rsid="003842ec"/>
    </style:style>
    <style:style style:name="P41" style:family="paragraph" style:parent-style-name="Standard">
      <style:text-properties officeooo:rsid="003842ec" officeooo:paragraph-rsid="003842ec"/>
    </style:style>
    <style:style style:name="P42" style:family="paragraph" style:parent-style-name="Standard">
      <style:text-properties officeooo:rsid="0038eef4" officeooo:paragraph-rsid="0038eef4"/>
    </style:style>
    <style:style style:name="P43" style:family="paragraph" style:parent-style-name="Table_20_Contents">
      <style:paragraph-properties fo:text-align="center" style:justify-single-word="false"/>
      <style:text-properties officeooo:rsid="0014bbf7" officeooo:paragraph-rsid="003800cb"/>
    </style:style>
    <style:style style:name="P44" style:family="paragraph" style:parent-style-name="Table_20_Contents">
      <style:paragraph-properties fo:text-align="center" style:justify-single-word="false"/>
      <style:text-properties officeooo:rsid="0014bbf7" officeooo:paragraph-rsid="003842ec"/>
    </style:style>
    <style:style style:name="P45" style:family="paragraph" style:parent-style-name="Table_20_Contents">
      <style:paragraph-properties fo:text-align="center" style:justify-single-word="false"/>
      <style:text-properties officeooo:rsid="001fb1f2" officeooo:paragraph-rsid="003800cb"/>
    </style:style>
    <style:style style:name="P46" style:family="paragraph" style:parent-style-name="Table_20_Contents">
      <style:paragraph-properties fo:text-align="center" style:justify-single-word="false"/>
      <style:text-properties officeooo:rsid="001fb1f2" officeooo:paragraph-rsid="003842ec"/>
    </style:style>
    <style:style style:name="P47" style:family="paragraph" style:parent-style-name="Table_20_Contents">
      <style:paragraph-properties fo:text-align="center" style:justify-single-word="false"/>
      <style:text-properties officeooo:rsid="00154881" officeooo:paragraph-rsid="003800cb"/>
    </style:style>
    <style:style style:name="P48" style:family="paragraph" style:parent-style-name="Table_20_Contents">
      <style:paragraph-properties fo:text-align="center" style:justify-single-word="false"/>
      <style:text-properties officeooo:rsid="0022180a" officeooo:paragraph-rsid="003800cb"/>
    </style:style>
    <style:style style:name="P49" style:family="paragraph" style:parent-style-name="Table_20_Contents">
      <style:paragraph-properties fo:text-align="center" style:justify-single-word="false"/>
      <style:text-properties officeooo:rsid="002134f5" officeooo:paragraph-rsid="003800cb"/>
    </style:style>
    <style:style style:name="P50" style:family="paragraph" style:parent-style-name="Table_20_Contents">
      <style:paragraph-properties fo:text-align="center" style:justify-single-word="false"/>
      <style:text-properties officeooo:paragraph-rsid="003800cb"/>
    </style:style>
    <style:style style:name="P51" style:family="paragraph" style:parent-style-name="Table_20_Contents">
      <style:paragraph-properties fo:text-align="center" style:justify-single-word="false"/>
      <style:text-properties officeooo:paragraph-rsid="003842ec"/>
    </style:style>
    <style:style style:name="P52" style:family="paragraph" style:parent-style-name="Table_20_Contents">
      <style:paragraph-properties fo:text-align="center" style:justify-single-word="false"/>
      <style:text-properties officeooo:rsid="0024df82" officeooo:paragraph-rsid="003800cb"/>
    </style:style>
    <style:style style:name="P53" style:family="paragraph" style:parent-style-name="Table_20_Contents">
      <style:paragraph-properties fo:text-align="center" style:justify-single-word="false"/>
      <style:text-properties officeooo:rsid="0026b94e" officeooo:paragraph-rsid="003800cb"/>
    </style:style>
    <style:style style:name="P54" style:family="paragraph" style:parent-style-name="Table_20_Contents">
      <style:paragraph-properties fo:text-align="center" style:justify-single-word="false"/>
      <style:text-properties officeooo:rsid="0017aadb" officeooo:paragraph-rsid="003800cb"/>
    </style:style>
    <style:style style:name="P55" style:family="paragraph" style:parent-style-name="Table_20_Contents">
      <style:paragraph-properties fo:text-align="center" style:justify-single-word="false"/>
      <style:text-properties officeooo:rsid="002360e9" officeooo:paragraph-rsid="003800cb"/>
    </style:style>
    <style:style style:name="P56" style:family="paragraph" style:parent-style-name="Table_20_Contents">
      <style:paragraph-properties fo:text-align="center" style:justify-single-word="false"/>
      <style:text-properties fo:font-weight="bold" officeooo:rsid="0014bbf7" officeooo:paragraph-rsid="003800cb" style:font-weight-asian="bold" style:font-weight-complex="bold"/>
    </style:style>
    <style:style style:name="P57" style:family="paragraph" style:parent-style-name="Table_20_Contents">
      <style:paragraph-properties fo:text-align="center" style:justify-single-word="false"/>
      <style:text-properties fo:font-weight="bold" officeooo:paragraph-rsid="003800cb" style:font-weight-asian="bold" style:font-weight-complex="bold"/>
    </style:style>
    <style:style style:name="P58" style:family="paragraph" style:parent-style-name="Table_20_Contents">
      <style:paragraph-properties fo:text-align="center" style:justify-single-word="false"/>
      <style:text-properties fo:font-weight="bold" officeooo:rsid="001e400c" officeooo:paragraph-rsid="003800cb" style:font-weight-asian="bold" style:font-weight-complex="bold"/>
    </style:style>
    <style:style style:name="P59" style:family="paragraph" style:parent-style-name="Table_20_Contents">
      <style:paragraph-properties fo:text-align="center" style:justify-single-word="false"/>
      <style:text-properties fo:font-weight="bold" officeooo:rsid="002360e9" officeooo:paragraph-rsid="003800cb" style:font-weight-asian="bold" style:font-weight-complex="bold"/>
    </style:style>
    <style:style style:name="P60" style:family="paragraph" style:parent-style-name="Table_20_Contents">
      <style:paragraph-properties fo:text-align="center" style:justify-single-word="false"/>
      <style:text-properties officeooo:rsid="00202d3f" officeooo:paragraph-rsid="003800cb"/>
    </style:style>
    <style:style style:name="P61" style:family="paragraph" style:parent-style-name="Table_20_Contents">
      <style:paragraph-properties fo:text-align="center" style:justify-single-word="false"/>
      <style:text-properties officeooo:rsid="0034370e" officeooo:paragraph-rsid="003800cb"/>
    </style:style>
    <style:style style:name="P62" style:family="paragraph" style:parent-style-name="Table_20_Contents">
      <style:paragraph-properties fo:text-align="center" style:justify-single-word="false"/>
      <style:text-properties officeooo:rsid="0032ddb8" officeooo:paragraph-rsid="003800cb"/>
    </style:style>
    <style:style style:name="P63" style:family="paragraph" style:parent-style-name="Table_20_Contents">
      <style:paragraph-properties fo:text-align="center" style:justify-single-word="false"/>
      <style:text-properties officeooo:rsid="002975a3" officeooo:paragraph-rsid="003800cb"/>
    </style:style>
    <style:style style:name="P64" style:family="paragraph" style:parent-style-name="Table_20_Contents">
      <style:paragraph-properties fo:text-align="center" style:justify-single-word="false"/>
      <style:text-properties officeooo:rsid="003800cb" officeooo:paragraph-rsid="003800cb"/>
    </style:style>
    <style:style style:name="P65" style:family="paragraph" style:parent-style-name="Table_20_Contents">
      <style:paragraph-properties fo:text-align="center" style:justify-single-word="false"/>
      <style:text-properties officeooo:rsid="002d62b6" officeooo:paragraph-rsid="003842ec"/>
    </style:style>
    <style:style style:name="P66" style:family="paragraph" style:parent-style-name="Table_20_Contents">
      <style:paragraph-properties fo:text-align="center" style:justify-single-word="false"/>
      <style:text-properties officeooo:rsid="00404267" officeooo:paragraph-rsid="003842ec"/>
    </style:style>
    <style:style style:name="P67" style:family="paragraph" style:parent-style-name="Table_20_Contents">
      <style:paragraph-properties fo:text-align="center" style:justify-single-word="false"/>
      <style:text-properties officeooo:rsid="002e8234" officeooo:paragraph-rsid="003842ec"/>
    </style:style>
    <style:style style:name="P68" style:family="paragraph" style:parent-style-name="Table_20_Contents">
      <style:paragraph-properties fo:text-align="center" style:justify-single-word="false"/>
      <style:text-properties officeooo:rsid="003162a1" officeooo:paragraph-rsid="003842ec"/>
    </style:style>
    <style:style style:name="P69" style:family="paragraph" style:parent-style-name="Table_20_Contents">
      <style:paragraph-properties fo:text-align="center" style:justify-single-word="false"/>
      <style:text-properties officeooo:rsid="00317d55" officeooo:paragraph-rsid="003842ec"/>
    </style:style>
    <style:style style:name="P70" style:family="paragraph" style:parent-style-name="Table_20_Contents">
      <style:paragraph-properties fo:text-align="center" style:justify-single-word="false"/>
      <style:text-properties officeooo:rsid="004721c7" officeooo:paragraph-rsid="003842ec"/>
    </style:style>
    <style:style style:name="P71" style:family="paragraph" style:parent-style-name="Table_20_Contents">
      <style:paragraph-properties fo:text-align="center" style:justify-single-word="false"/>
      <style:text-properties officeooo:rsid="0049665f" officeooo:paragraph-rsid="003842ec"/>
    </style:style>
    <style:style style:name="P72" style:family="paragraph" style:parent-style-name="Standard">
      <style:text-properties officeooo:rsid="0038eef4" officeooo:paragraph-rsid="0038eef4"/>
    </style:style>
    <style:style style:name="P73" style:family="paragraph" style:parent-style-name="Standard">
      <style:text-properties officeooo:rsid="003a7909" officeooo:paragraph-rsid="003a7909"/>
    </style:style>
    <style:style style:name="T1" style:family="text">
      <style:text-properties officeooo:rsid="0020fce1"/>
    </style:style>
    <style:style style:name="T2" style:family="text">
      <style:text-properties officeooo:rsid="0022cb64"/>
    </style:style>
    <style:style style:name="T3" style:family="text">
      <style:text-properties officeooo:rsid="0024637d"/>
    </style:style>
    <style:style style:name="T4" style:family="text">
      <style:text-properties officeooo:rsid="001f1481"/>
    </style:style>
    <style:style style:name="T5" style:family="text">
      <style:text-properties officeooo:rsid="0024c1c8"/>
    </style:style>
    <style:style style:name="T6" style:family="text">
      <style:text-properties officeooo:rsid="00253752"/>
    </style:style>
    <style:style style:name="T7" style:family="text">
      <style:text-properties officeooo:rsid="0025cbea"/>
    </style:style>
    <style:style style:name="T8" style:family="text">
      <style:text-properties officeooo:rsid="00272100"/>
    </style:style>
    <style:style style:name="T9" style:family="text">
      <style:text-properties officeooo:rsid="0027a4e2"/>
    </style:style>
    <style:style style:name="T10" style:family="text">
      <style:text-properties officeooo:rsid="002a19db"/>
    </style:style>
    <style:style style:name="T11" style:family="text">
      <style:text-properties officeooo:rsid="002acc23"/>
    </style:style>
    <style:style style:name="T12" style:family="text">
      <style:text-properties officeooo:rsid="0034c320"/>
    </style:style>
    <style:style style:name="T13" style:family="text">
      <style:text-properties officeooo:rsid="0034dd23"/>
    </style:style>
    <style:style style:name="T14" style:family="text">
      <style:text-properties officeooo:rsid="0035e63c"/>
    </style:style>
    <style:style style:name="T15" style:family="text">
      <style:text-properties style:text-position="super 58%"/>
    </style:style>
    <style:style style:name="T16" style:family="text">
      <style:text-properties officeooo:rsid="003800cb"/>
    </style:style>
    <style:style style:name="T17" style:family="text">
      <style:text-properties officeooo:rsid="001a28e8"/>
    </style:style>
    <style:style style:name="T18" style:family="text">
      <style:text-properties officeooo:rsid="001950f8"/>
    </style:style>
    <style:style style:name="T19" style:family="text">
      <style:text-properties officeooo:rsid="00168b8a"/>
    </style:style>
    <style:style style:name="T20" style:family="text">
      <style:text-properties officeooo:rsid="001e830b"/>
    </style:style>
    <style:style style:name="T21" style:family="text">
      <style:text-properties officeooo:rsid="002134f5"/>
    </style:style>
    <style:style style:name="T22" style:family="text">
      <style:text-properties officeooo:rsid="0017aadb"/>
    </style:style>
    <style:style style:name="T23" style:family="text">
      <style:text-properties officeooo:rsid="001e400c"/>
    </style:style>
    <style:style style:name="T24" style:family="text">
      <style:text-properties officeooo:rsid="001ff8ed"/>
    </style:style>
    <style:style style:name="T25" style:family="text">
      <style:text-properties officeooo:rsid="00354ab1"/>
    </style:style>
    <style:style style:name="T26" style:family="text">
      <style:text-properties officeooo:rsid="0014bbf7"/>
    </style:style>
    <style:style style:name="T27" style:family="text">
      <style:text-properties officeooo:rsid="0048f980"/>
    </style:style>
    <style:style style:name="T28" style:family="text">
      <style:text-properties officeooo:rsid="003682c3"/>
    </style:style>
    <style:style style:name="T29" style:family="text">
      <style:text-properties officeooo:rsid="004538df"/>
    </style:style>
    <style:style style:name="T30" style:family="text">
      <style:text-properties officeooo:rsid="0036efd7"/>
    </style:style>
    <style:style style:name="T31" style:family="text">
      <style:text-properties officeooo:rsid="00404267"/>
    </style:style>
    <style:style style:name="T32" style:family="text">
      <style:text-properties officeooo:rsid="002e8234"/>
    </style:style>
    <style:style style:name="T33" style:family="text">
      <style:text-properties officeooo:rsid="003162a1"/>
    </style:style>
    <style:style style:name="T34" style:family="text">
      <style:text-properties officeooo:rsid="004a2071"/>
    </style:style>
    <style:style style:name="T35" style:family="text">
      <style:text-properties officeooo:rsid="0049665f"/>
    </style:style>
    <style:style style:name="T36" style:family="text">
      <style:text-properties officeooo:rsid="003842ec"/>
    </style:style>
    <style:style style:name="T37" style:family="text">
      <style:text-properties officeooo:rsid="0038ee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ésumé :</text:p>
      <text:p text:style-name="P1"/>
      <text:p text:style-name="P1">Mots clés : inférence textuelle, apprentissage automatique, <text:span text:style-name="T12">traitement automatique des langues naturelles</text:span>, interprétabilité, LSTM</text:p>
      <text:p text:style-name="P1"/>
      <text:p text:style-name="P1"/>
      <text:p text:style-name="P1"/>
      <text:p text:style-name="P1"/>
      <text:p text:style-name="P1"/>
      <text:p text:style-name="P18">Parler de Gödel (interprétation) et Freg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I – Introduction</text:p>
      <text:p text:style-name="P1"><text:tab/>1) Contexte de l’étude</text:p>
      <text:p text:style-name="P8"><text:span text:style-name="T4">Le traitement automatique du langage naturel ou de la langue naturelle </text:span>(TALN) ou des langues (TAL) est un domaine pluridisciplinaire, qui fait collaborer l’intelligence artificielle, l’informatique théorique, la logique, la linguistique ou encore les statistiques en vue de modéliser et de reproduire à l’aide de machines, la capacité humaine à produire et à comprendre les énoncés linguistiques dans des buts de communication. </text:p>
      <text:p text:style-name="P1"/>
      <text:p text:style-name="P8"><text:span text:style-name="T4">Dans </text:span>le <text:span text:style-name="T5">domaine</text:span> du TALN, nous retrouvons plusieurs niveaux d’analyses linguistiques pour représenter au mieux les langues naturelles par les machines. <text:span text:style-name="T5">On peut par exemple citer l’analyse lexicale qui permet d’identifier quels sont et où sont les mots, ou encore l’analyse sémantique qui permet de comprendre le sens des mots.</text:span></text:p>
      <text:p text:style-name="P1"/>
      <text:p text:style-name="P6">La reconnaissance de l’inférence textuelle <text:span text:style-name="T6">(Recognizing Textual Entailment : RTE) </text:span>est un domaine assez récent en TAL. Elle permet d’apporter des méthodes pour <text:span text:style-name="T5">l’analyse lexicale et sémantique. Ceci peut permettre le développement de </text:span>diverses applications telles que la recherche d’information ou encore le système de question/réponse.</text:p>
      <text:p text:style-name="P5"/>
      <text:p text:style-name="P12">Le but de la RTE est de savoir automatiquement si, à partir de deux phrases, on peut <text:span text:style-name="T10">en</text:span> déduire la deuxième de la première. La première phrase est appelée la prémi<text:span text:style-name="T9">s</text:span>se, et la seconde l’hypothèse. <text:span text:style-name="T7">Trois étiquettes permettent d’illustrer la relation entre la prémisse et l’hypothèse : </text:span></text:p>
      <text:p text:style-name="P12"><text:tab/>- <text:span text:style-name="T7">Contradiction : l’hypothèse contredit la prémisse.</text:span></text:p>
      <text:p text:style-name="P15"><text:tab/>Exemple : P : « <text:span text:style-name="T8">Le chat est entièrement blanc » ; H : « Le chat est entièrement noir »</text:span></text:p>
      <text:p text:style-name="P15"/>
      <text:p text:style-name="P13"><text:tab/>- Neutre : l’hypothèse est possible dans le contexte de la prémis<text:span text:style-name="T9">s</text:span>e.</text:p>
      <text:p text:style-name="P15"><text:tab/>Exemple : P : « <text:span text:style-name="T8">Le chat dort sur la banquette » ; H : « Le chat aime le chocolat »</text:span></text:p>
      <text:p text:style-name="P15"/>
      <text:p text:style-name="P13"><text:tab/>- Inférence : l’hypothèse est déduite de la prémi<text:span text:style-name="T9">s</text:span>se.</text:p>
      <text:p text:style-name="P14"><text:tab/>Exemple : P : « <text:span text:style-name="T8">Le chat aimerait manger la sourie » ; H : « Le chat a faim »</text:span></text:p>
      <text:p text:style-name="P5"/>
      <text:p text:style-name="P16">Pour résoudre cela, on utilise des systèmes issus de l’apprentissage automatique. Nous utilisons les réseaux de neurones récurrents (RNN) dans ce projet.</text:p>
      <text:p text:style-name="P16"/>
      <text:p text:style-name="P1"><text:tab/>2) Problématique</text:p>
      <text:p text:style-name="P73">Le problème qui se pose avec l’utilisation de système issue de l’apprentissage automatique est que le modèle nous fournit uniquement les probabilités pour chaque label. Ainsi, aucune information supplémentaire n’est donnée : comment savoir, de manière humainement compréhensible, pourquoi le modèle a associé un label particulier à une paire de phrases donnée ?</text:p>
      <text:p text:style-name="P73"/>
      <text:p text:style-name="P73">Pouvoir répondre à cette question permettrait de rendre un modèle utilisable dans des domaines où les décisions doivent être mûrement réfléchies, telle que la médecine. Si un modèle propose de donner un certain traitement à un patient, il faut que le modèle puisse donner de bonnes explications pour que le docteur l’approuve, car les conséquences pourraient être catastrophique. </text:p>
      <text:p text:style-name="P73"/>
      <text:p text:style-name="P73">Ainsi, un modèle doit être digne de confiance. Cette confiance donnée par les humains à un système dépend des explications données. Nous verrons dans la partie « » quels sont les critères d’une « bonne » explication. De plus, si un système est jugé digne de confiance, il sera davantage utilisé : en effet, il a été observé, par exemple, que le fait de fournir des explications augmente l’acceptation des recommandations de films. [référence à l'article "Why Should I Trust You?": Explaining the Predictions of Any Classifier]</text:p>
      <text:p text:style-name="P73"/>
      <text:p text:style-name="P73"><text:soft-page-break/>Pouvoir donner une interprétation du système peut donc permettre aux utilisateurs à adopter un modèle. Mais cela peut également aider le développeur lors du choix d'un modèle parmi ceux qu'il a implémenté, car le taux de réussite n'est pas le seul critère à prendre en compte. La figure 1 illustre un exemple de cela. Dans ce cas-là, l'algorithme ayant le plus grand taux de réussite est également le moins bon, car il s'appuit sur des mots qui n'ont pas de relations avec la religion, comme le mot « Posting ». Cela est facile à voir avec l'explication fournie et nos connaissances, mais sans cela, le développeur n'aurait pas pu s'en rendre compte. [référence à l'article "Why Should I Trust You?": Explaining the Predictions of Any Classifier]</text:p>
      <text:p text:style-name="P3"/>
      <text:p text:style-name="P3">/* <text:span text:style-name="T2">PLAN DU RAPPORT */</text:span></text:p>
      <text:p text:style-name="P1"/>
      <text:p text:style-name="P1">II – E<text:span text:style-name="T3">tat de l’art</text:span></text:p>
      <text:p text:style-name="P1"/>
      <text:p text:style-name="P5">/* <text:span text:style-name="T11">Parler de SNLI, avant il n’y avait pas de large dataset*/</text:span></text:p>
      <text:p text:style-name="P5"/>
      <text:p text:style-name="P27">III – Réseaux de neurones récurrents</text:p>
      <text:p text:style-name="P27"/>
      <text:p text:style-name="P27">Pour résoudre le problème de la RTE, nous utilisons les réseaux de neurones récurrents, et plus particulièrement les LSTMs (long short-term memory : <text:span text:style-name="T36">LSTM</text:span>). </text:p>
      <text:p text:style-name="P27">/*Expliquer RNN et LSTM*/</text:p>
      <text:p text:style-name="P27">Nous avons implémenté 3 systèmes différents :</text:p>
      <text:p text:style-name="P27"/>
      <text:p text:style-name="P27">Le premier système passe la prémisse et l’hypothèse au LSTM pour avoir une représentation pour chacune de ces deux phrases. Ensuite, il concatène les deux représentations obtenues pour l’envoyer à une couche de décision en effectuant la formule suivante :</text:p>
      <text:p text:style-name="P27">W * [ LSTM(prémisse) ; LSTM(hypothèse) ] + b</text:p>
      <text:p text:style-name="P27">où W est la matrice de poids, LSTM(prémisse) et LSTM(hypothèse) sont la représentation de la prémisse et de l’hypothèse, b est le biais, et [ ; ] dénote la concaténation.</text:p>
      <text:p text:style-name="P27"/>
      <text:p text:style-name="P29">Le deuxième système effectue le même mécanisme que le premier système pour avoir une représentation de la prémisse et de l’hypothèse. Ensuite, il compare les deux représentations via la formule suivante :</text:p>
      <text:p text:style-name="P29">comparaison = LSTM(prémisse) * LSTM(hypothèse) T</text:p>
      <text:p text:style-name="P29">où T dénote la transposée.</text:p>
      <text:p text:style-name="P29">Il envoit cela à une couche de décision en effectuant la formule suivante :</text:p>
      <text:p text:style-name="P28">W * <text:span text:style-name="T14">comparaison</text:span> + b</text:p>
      <text:p text:style-name="P28"/>
      <text:p text:style-name="P29">Enfin, le troisième système est inspiré de la méthode KIM [mettre citation]. </text:p>
      <text:p text:style-name="P29">/* Expliquer la 3<text:span text:style-name="T15">e</text:span> méthode */</text:p>
      <text:p text:style-name="P29"/>
      <text:p text:style-name="P30">Leurs performances sont décrit dans l<text:span text:style-name="T36">a partie « résultats expérimentaux »</text:span> en annexe.</text:p>
      <text:p text:style-name="P27"/>
      <text:p text:style-name="P1"/>
      <text:p text:style-name="P4"><text:span text:style-name="T13">IV</text:span> – Interprétabilité</text:p>
      <text:p text:style-name="P4"/>
      <text:p text:style-name="P17">Il n’y a malheureusement pas de consensus concernant la définition d’« interprétabilité ». Miller[mettre citation] définit cela comme étant le degré auquel un humain peut comprendre la cause d’une décision. Un système a donc une meilleure interprétabilité qu’un autre si ses explications sont plus faciles à comprendre par un humain. </text:p>
      <text:p text:style-name="P4"/>
      <text:p text:style-name="P4">1) Qu’est-ce-qu’une explication ?</text:p>
      <text:p text:style-name="P4"/>
      <text:p text:style-name="P19"><text:soft-page-break/>La définition donnée par Miller est assez simple : une explication est une réponse à une question commençant par « pourquoi ». Une question commençant par « comment » peut être retournée en une question commençant par « pourquoi ».</text:p>
      <text:p text:style-name="P19">Le terme « explication » désigne le processus social et cognitif d’expliquer, mais c’est également le produit de ces processus.</text:p>
      <text:p text:style-name="P4"/>
      <text:p text:style-name="P4">2) Qu’est-ce-qu’une « bonne » explication ?</text:p>
      <text:p text:style-name="P4"/>
      <text:p text:style-name="P20">La définition d’une bonne explication ne doit pas se baser sur l’intuition de l’auteur, mais plutôt sur des faits. Miller résume ce qu’est une bonne explication, basée sur ce que les humains attendent d’une explication. <text:span text:style-name="T37">Grâce à cela, nous allons énoncer les types d’explications que nous pouvons donner pour notre projet :</text:span></text:p>
      <text:p text:style-name="P20"/>
      <text:p text:style-name="P42">a) Explication contrastée </text:p>
      <text:p text:style-name="P22"><text:span text:style-name="T37">C’est u</text:span>ne explication <text:span text:style-name="T37">qui </text:span>doit être comparée. Les utilisateurs se demandent généralement pourquoi cette prédiction a été faite et pas une autre, via la question « quelle aurait été la prédiction si cette entrée avait été changé par une autre ? ».</text:p>
      <text:p text:style-name="P21">Un docteur se demandant « pourquoi ce traitement ne marche pas sur ce patient ? » voudrait comparer les données de ce patient à un autre patient ayant des caractéristiques similaires mais pour qui le traitement marche. </text:p>
      <text:p text:style-name="P21">La meilleure explication pour ce type d’explication est celle qui met en évidence les différences entre l’entrée traitée et l’entrée de comparaison.</text:p>
      <text:p text:style-name="P23">L’entrée de comparaison peut être artificielle.</text:p>
      <text:p text:style-name="P23"/>
      <text:p text:style-name="P42">b) Explication sélective</text:p>
      <text:p text:style-name="P24"><text:span text:style-name="T37">C’est u</text:span>ne explication <text:span text:style-name="T37">qui </text:span>doit être courte. Généralement, on peut expliquer un phénomène par plusieurs facteurs (c’est ce qu’on appelle l’effet de Rashomon). Il faut en donner peu, à savoir deux ou trois raisons.</text:p>
      <text:p text:style-name="P24"/>
      <text:p text:style-name="P42">c) Explication sociale</text:p>
      <text:p text:style-name="P24"><text:span text:style-name="T37">C</text:span>omme nous l’avons expliqué ci-dessus, une explication est un processus social, c’est-à-dire qu’il faut prendre en compte les connaissances de la personne à qui l’on veut donner une explication. Dans notre projet, nous partons du principe qu’une explication doit être comprise par tout le monde, que ce soit par un expert du domaine de l’apprentissage automatique ou bien par quelqu’un qui n’en a jamais entendu parler.</text:p>
      <text:p text:style-name="P24"/>
      <text:p text:style-name="P42">d) Explication anormale</text:p>
      <text:p text:style-name="P25"><text:span text:style-name="T37">L</text:span>es explications « anormales » sont beaucoup appréciées, c’est-à-dire que si une cause rare a influencé la prédiction, il faut la donner. Dans notre projet, une cause rare peut être un mot -<text:span text:style-name="T12">ou un groupe de mot-</text:span> de l’hypothèse qui ne peut <text:span text:style-name="T12">pas </text:span>être <text:span text:style-name="T12">mis </text:span>en relation avec <text:span text:style-name="T12">un mot -ou un groupe de mot- de la</text:span> prémisse, <text:span text:style-name="T12">mais qui a influencé la prédiction.</text:span></text:p>
      <text:p text:style-name="P25"/>
      <text:p text:style-name="P26">Nous pouvons illustrer l’importance de ces définitions par le schéma suivant :</text:p>
      <text:p text:style-name="P26"/>
      <text:p text:style-name="P26">/* Faire le dessin de l’importance */</text:p>
      <text:p text:style-name="P26"/>
      <text:p text:style-name="P26">Cependant, il ne faut pas oublier que les humains ont tendance à rejeter toutes explications allant à l’encontre de leur croyance.</text:p>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30">Annexe</text:p>
      <text:p text:style-name="P30"/>
      <text:p text:style-name="P41"><text:span text:style-name="T37">1</text:span>) Résultats expérimentaux</text:p>
      <text:p text:style-name="P30"/>
      <text:p text:style-name="P31">Configuration :</text:p>
      <text:p text:style-name="P31">- Taille des batches : 16</text:p>
      <text:p text:style-name="P31">- Dimension des embeddings initialisés au hasard : 128</text:p>
      <text:p text:style-name="P31">- Dimension des embeddings GloVe : 100</text:p>
      <text:p text:style-name="P31">- Dimension des états cachés : la même dimension que les embeddings utilisés</text:p>
      <text:p text:style-name="P31">- Nombre de couche du RNN : 1</text:p>
      <text:p text:style-name="P31">- Taux du dropout : 0,3</text:p>
      <text:p text:style-name="P9"/>
      <text:p text:style-name="P9">Pour l’utilisation de GloVe, tous les mots des corpus sont en minuscules. </text:p>
      <text:p text:style-name="P7">Quand on utilise les embeddings au hasard, les mots sont dans leur forme originale (majuscule aux </text:p>
      <text:p text:style-name="P7">noms propres, etc). Les embeddings au hasard sont initialement les mêmes pour tous les systèmes.</text:p>
      <text:p text:style-name="P7">Tous les embeddings sont mis à jour par le réseau.</text:p>
      <text:p text:style-name="P7">On désigne par « mots inconnus » les mots qui ne sont pas dans les embeddings de GloVe. Dans ces</text:p>
      <text:p text:style-name="P7">expériences, deux façons de traiter ces mots ont été testé : </text:p>
      <text:p text:style-name="P7">- Les mots inconnus sont désignés par l’identifiant 0 et sont donc traités comme étant un </text:p>
      <text:p text:style-name="P7">seul mot. L’embedding de ce mot est initialisé au hasard.</text:p>
      <text:p text:style-name="P7">- Les mots inconnus ont des identifiants différents et sont donc traités comme différents </text:p>
      <text:p text:style-name="P7">mots. Ils ont chacun un embedding différent, initialisé au hasard.</text:p>
      <text:p text:style-name="P7">Les informations concernant les corpus utilisés se trouvent en annexe. Les résultats sont arrondis à <text:span text:style-name="T16">10^-2 </text:span>près.</text:p>
      <text:p text:style-name="P9"/>
      <table:table table:name="Tableau2" table:style-name="Tableau2">
        <table:table-column table:style-name="Tableau2.A"/>
        <table:table-column table:style-name="Tableau2.B"/>
        <table:table-column table:style-name="Tableau2.A"/>
        <table:table-column table:style-name="Tableau2.B" table:number-columns-repeated="2"/>
        <table:table-column table:style-name="Tableau2.A"/>
        <table:table-row>
          <table:table-cell table:style-name="Tableau2.A1" office:value-type="string">
            <text:p text:style-name="P43">Système</text:p>
          </table:table-cell>
          <table:table-cell table:style-name="Tableau2.A1" office:value-type="string">
            <text:p text:style-name="P43">Embeddings</text:p>
          </table:table-cell>
          <table:table-cell table:style-name="Tableau2.A1" office:value-type="string">
            <text:p text:style-name="P43"><text:span text:style-name="T17">Époque</text:span> max</text:p>
          </table:table-cell>
          <table:table-cell table:style-name="Tableau2.A1" office:value-type="string">
            <text:p text:style-name="P43"><text:span text:style-name="T17">Époque</text:span> donnant le plus grand taux de réussite</text:p>
          </table:table-cell>
          <table:table-cell table:style-name="Tableau2.A1" office:value-type="string">
            <text:p text:style-name="P43">Taux de réussite <text:span text:style-name="T18">(dev)</text:span></text:p>
          </table:table-cell>
          <table:table-cell table:style-name="Tableau2.F1" office:value-type="string">
            <text:p text:style-name="P45">Taux de réussite (test)</text:p>
          </table:table-cell>
        </table:table-row>
        <table:table-row>
          <table:table-cell table:style-name="Tableau2.A2" office:value-type="string">
            <text:p text:style-name="P43">1</text:p>
          </table:table-cell>
          <table:table-cell table:style-name="Tableau2.A2" office:value-type="string">
            <text:p text:style-name="P43">Au hasard</text:p>
          </table:table-cell>
          <table:table-cell table:style-name="Tableau2.A2" office:value-type="string">
            <text:p text:style-name="P47">15</text:p>
          </table:table-cell>
          <table:table-cell table:style-name="Tableau2.A2" office:value-type="string">
            <text:p text:style-name="P47">8</text:p>
          </table:table-cell>
          <table:table-cell table:style-name="Tableau2.A2" office:value-type="string">
            <text:p text:style-name="P47">69,3<text:span text:style-name="T19">8 %</text:span></text:p>
          </table:table-cell>
          <table:table-cell table:style-name="Tableau2.F2" office:value-type="string">
            <text:p text:style-name="P48">68,94 %</text:p>
          </table:table-cell>
        </table:table-row>
        <table:table-row>
          <table:table-cell table:style-name="Tableau2.A2" office:value-type="string">
            <text:p text:style-name="P43">1</text:p>
          </table:table-cell>
          <table:table-cell table:style-name="Tableau2.A2" office:value-type="string">
            <text:p text:style-name="P43">Glove <text:span text:style-name="T20">6B </text:span>100d </text:p>
            <text:p text:style-name="P43">(mots inconnus tous identiques)</text:p>
          </table:table-cell>
          <table:table-cell table:style-name="Tableau2.A2" office:value-type="string">
            <text:p text:style-name="P49">20</text:p>
          </table:table-cell>
          <table:table-cell table:style-name="Tableau2.A2" office:value-type="string">
            <text:p text:style-name="P50">1<text:span text:style-name="T21">1</text:span></text:p>
          </table:table-cell>
          <table:table-cell table:style-name="Tableau2.A2" office:value-type="string">
            <text:p text:style-name="P49">69,81 %</text:p>
          </table:table-cell>
          <table:table-cell table:style-name="Tableau2.F2" office:value-type="string">
            <text:p text:style-name="P52">69,45 %</text:p>
          </table:table-cell>
        </table:table-row>
        <table:table-row>
          <table:table-cell table:style-name="Tableau2.A2" office:value-type="string">
            <text:p text:style-name="P43">1</text:p>
          </table:table-cell>
          <table:table-cell table:style-name="Tableau2.A2" office:value-type="string">
            <text:p text:style-name="P43">Glove <text:span text:style-name="T20">6B </text:span>100d </text:p>
            <text:p text:style-name="P43">(mots inconnus non identiques)</text:p>
          </table:table-cell>
          <table:table-cell table:style-name="Tableau2.A2" office:value-type="string">
            <text:p text:style-name="P48">20</text:p>
          </table:table-cell>
          <table:table-cell table:style-name="Tableau2.A2" office:value-type="string">
            <text:p text:style-name="P50">9</text:p>
          </table:table-cell>
          <table:table-cell table:style-name="Tableau2.A2" office:value-type="string">
            <text:p text:style-name="P48">70,04 %</text:p>
          </table:table-cell>
          <table:table-cell table:style-name="Tableau2.F2" office:value-type="string">
            <text:p text:style-name="P53">69,61 %</text:p>
          </table:table-cell>
        </table:table-row>
        <table:table-row>
          <table:table-cell table:style-name="Tableau2.A2" office:value-type="string">
            <text:p text:style-name="P43">2</text:p>
          </table:table-cell>
          <table:table-cell table:style-name="Tableau2.A2" office:value-type="string">
            <text:p text:style-name="P43">Au hasard</text:p>
          </table:table-cell>
          <table:table-cell table:style-name="Tableau2.A2" office:value-type="string">
            <text:p text:style-name="P50">1<text:span text:style-name="T22">5</text:span></text:p>
          </table:table-cell>
          <table:table-cell table:style-name="Tableau2.A2" office:value-type="string">
            <text:p text:style-name="P54">15</text:p>
          </table:table-cell>
          <table:table-cell table:style-name="Tableau2.A2" office:value-type="string">
            <text:p text:style-name="P54">79,36 %</text:p>
          </table:table-cell>
          <table:table-cell table:style-name="Tableau2.F2" office:value-type="string">
            <text:p text:style-name="P45">77,84 %</text:p>
          </table:table-cell>
        </table:table-row>
        <table:table-row>
          <table:table-cell table:style-name="Tableau2.A2" office:value-type="string">
            <text:p text:style-name="P43">2</text:p>
          </table:table-cell>
          <table:table-cell table:style-name="Tableau2.A2" office:value-type="string">
            <text:p text:style-name="P43">Glove <text:span text:style-name="T20">6B</text:span> 100d </text:p>
            <text:p text:style-name="P43">(mots inconnus <text:soft-page-break/>tous identiques)</text:p>
          </table:table-cell>
          <table:table-cell table:style-name="Tableau2.A2" office:value-type="string">
            <text:p text:style-name="P43">15</text:p>
          </table:table-cell>
          <table:table-cell table:style-name="Tableau2.A2" office:value-type="string">
            <text:p text:style-name="P47">10</text:p>
          </table:table-cell>
          <table:table-cell table:style-name="Tableau2.A2" office:value-type="string">
            <text:p text:style-name="P43">79,84 %</text:p>
          </table:table-cell>
          <table:table-cell table:style-name="Tableau2.F2" office:value-type="string">
            <text:p text:style-name="P55">79,14 %</text:p>
          </table:table-cell>
        </table:table-row>
        <table:table-row>
          <table:table-cell table:style-name="Tableau2.A2" office:value-type="string">
            <text:p text:style-name="P56">2</text:p>
          </table:table-cell>
          <table:table-cell table:style-name="Tableau2.A2" office:value-type="string">
            <text:p text:style-name="P56">Glove <text:span text:style-name="T20">6B </text:span>100d </text:p>
            <text:p text:style-name="P56">(mots inconnus non identiques)</text:p>
          </table:table-cell>
          <table:table-cell table:style-name="Tableau2.A2" office:value-type="string">
            <text:p text:style-name="P57">2<text:span text:style-name="T23">0</text:span></text:p>
          </table:table-cell>
          <table:table-cell table:style-name="Tableau2.A2" office:value-type="string">
            <text:p text:style-name="P58">15</text:p>
          </table:table-cell>
          <table:table-cell table:style-name="Tableau2.A2" office:value-type="string">
            <text:p text:style-name="P58">80,36 %</text:p>
          </table:table-cell>
          <table:table-cell table:style-name="Tableau2.F2" office:value-type="string">
            <text:p text:style-name="P59">79,90 %</text:p>
          </table:table-cell>
        </table:table-row>
        <table:table-row>
          <table:table-cell table:style-name="Tableau2.A2" office:value-type="string">
            <text:p text:style-name="P43">Kim (sous ensemble) - <text:span text:style-name="T24">Pooling</text:span></text:p>
          </table:table-cell>
          <table:table-cell table:style-name="Tableau2.A2" office:value-type="string">
            <text:p text:style-name="P43">Au hasard</text:p>
          </table:table-cell>
          <table:table-cell table:style-name="Tableau2.A2" office:value-type="string">
            <text:p text:style-name="P60">8 (job tué)</text:p>
          </table:table-cell>
          <table:table-cell table:style-name="Tableau2.A2" office:value-type="string">
            <text:p text:style-name="P50">8</text:p>
          </table:table-cell>
          <table:table-cell table:style-name="Tableau2.A2" office:value-type="string">
            <text:p text:style-name="P60">68,60 %</text:p>
          </table:table-cell>
          <table:table-cell table:style-name="Tableau2.F2" office:value-type="string">
            <text:p text:style-name="P50">6<text:span text:style-name="T25">8,63 %</text:span></text:p>
          </table:table-cell>
        </table:table-row>
        <table:table-row table:style-name="Tableau2.9">
          <table:table-cell table:style-name="Tableau2.A2" office:value-type="string">
            <text:p text:style-name="P43">Kim (sous ensemble) - <text:span text:style-name="T24">Pooling</text:span></text:p>
          </table:table-cell>
          <table:table-cell table:style-name="Tableau2.A2" office:value-type="string">
            <text:p text:style-name="P43">Glove <text:span text:style-name="T20">6B </text:span>100d </text:p>
            <text:p text:style-name="P43">(mots inconnus tous identiques)</text:p>
          </table:table-cell>
          <table:table-cell table:style-name="Tableau2.A2" office:value-type="string">
            <text:p text:style-name="P60">8 (job tué)</text:p>
          </table:table-cell>
          <table:table-cell table:style-name="Tableau2.A2" office:value-type="string">
            <text:p text:style-name="P49">8</text:p>
          </table:table-cell>
          <table:table-cell table:style-name="Tableau2.A2" office:value-type="string">
            <text:p text:style-name="P49">68,69 %</text:p>
          </table:table-cell>
          <table:table-cell table:style-name="Tableau2.F2" office:value-type="string">
            <text:p text:style-name="P61">68,26 %</text:p>
          </table:table-cell>
        </table:table-row>
        <table:table-row>
          <table:table-cell table:style-name="Tableau2.A2" office:value-type="string">
            <text:p text:style-name="P43">Kim (sous ensemble) - <text:span text:style-name="T24">Pooling</text:span></text:p>
          </table:table-cell>
          <table:table-cell table:style-name="Tableau2.A2" office:value-type="string">
            <text:p text:style-name="P43">Glove <text:span text:style-name="T20">6B </text:span>100d </text:p>
            <text:p text:style-name="P43">(mots inconnus non identiques)</text:p>
          </table:table-cell>
          <table:table-cell table:style-name="Tableau2.A2" office:value-type="string">
            <text:p text:style-name="P60">8 (job tué)</text:p>
          </table:table-cell>
          <table:table-cell table:style-name="Tableau2.A2" office:value-type="string">
            <text:p text:style-name="P49">6</text:p>
          </table:table-cell>
          <table:table-cell table:style-name="Tableau2.A2" office:value-type="string">
            <text:p text:style-name="P49">68,61 %</text:p>
          </table:table-cell>
          <table:table-cell table:style-name="Tableau2.F2" office:value-type="string">
            <text:p text:style-name="P62">68,26 %</text:p>
          </table:table-cell>
        </table:table-row>
        <table:table-row>
          <table:table-cell table:style-name="Tableau2.A2" office:value-type="string">
            <text:p text:style-name="P43">Kim (sous ensemble) - <text:span text:style-name="T24">Mean Pooling</text:span></text:p>
          </table:table-cell>
          <table:table-cell table:style-name="Tableau2.A2" office:value-type="string">
            <text:p text:style-name="P43">Au hasard</text:p>
          </table:table-cell>
          <table:table-cell table:style-name="Tableau2.A2" office:value-type="string">
            <text:p text:style-name="P64">15</text:p>
          </table:table-cell>
          <table:table-cell table:style-name="Tableau2.A2" office:value-type="string">
            <text:p text:style-name="P64">9</text:p>
          </table:table-cell>
          <table:table-cell table:style-name="Tableau2.A2" office:value-type="string">
            <text:p text:style-name="P64">68,61 %</text:p>
          </table:table-cell>
          <table:table-cell table:style-name="Tableau2.F2" office:value-type="string">
            <text:p text:style-name="P50">6<text:span text:style-name="T16">8,26 %</text:span></text:p>
          </table:table-cell>
        </table:table-row>
        <table:table-row>
          <table:table-cell table:style-name="Tableau2.A2" office:value-type="string">
            <text:p text:style-name="P43">Kim (sous ensemble) - <text:span text:style-name="T24">Mean Pooling</text:span></text:p>
          </table:table-cell>
          <table:table-cell table:style-name="Tableau2.A2" office:value-type="string">
            <text:p text:style-name="P43">Glove <text:span text:style-name="T20">6B </text:span>100d </text:p>
            <text:p text:style-name="P43">(mots inconnus tous identiques)</text:p>
          </table:table-cell>
          <table:table-cell table:style-name="Tableau2.A2" office:value-type="string">
            <text:p text:style-name="P64">15</text:p>
          </table:table-cell>
          <table:table-cell table:style-name="Tableau2.A2" office:value-type="string">
            <text:p text:style-name="P64">13</text:p>
          </table:table-cell>
          <table:table-cell table:style-name="Tableau2.A2" office:value-type="string">
            <text:p text:style-name="P63">7<text:span text:style-name="T16">1,00 %</text:span></text:p>
          </table:table-cell>
          <table:table-cell table:style-name="Tableau2.F2" office:value-type="string">
            <text:p text:style-name="P50">6<text:span text:style-name="T16">9,50 %</text:span></text:p>
          </table:table-cell>
        </table:table-row>
        <table:table-row>
          <table:table-cell table:style-name="Tableau2.A2" office:value-type="string">
            <text:p text:style-name="P43">Kim (sous ensemble) - <text:span text:style-name="T24">Mean Pooling</text:span></text:p>
          </table:table-cell>
          <table:table-cell table:style-name="Tableau2.A2" office:value-type="string">
            <text:p text:style-name="P43">Glove <text:span text:style-name="T20">6B </text:span>100d </text:p>
            <text:p text:style-name="P43">(mots inconnus non identiques)</text:p>
          </table:table-cell>
          <table:table-cell table:style-name="Tableau2.A2" office:value-type="string">
            <text:p text:style-name="P64">18</text:p>
          </table:table-cell>
          <table:table-cell table:style-name="Tableau2.A2" office:value-type="string">
            <text:p text:style-name="P64">11</text:p>
          </table:table-cell>
          <table:table-cell table:style-name="Tableau2.A2" office:value-type="string">
            <text:p text:style-name="P63">7<text:span text:style-name="T16">0,97 %</text:span></text:p>
          </table:table-cell>
          <table:table-cell table:style-name="Tableau2.F2" office:value-type="string">
            <text:p text:style-name="P50">7<text:span text:style-name="T16">0,07 %</text:span></text:p>
          </table:table-cell>
        </table:table-row>
      </table:table>
      <text:p text:style-name="P9"/>
      <text:p text:style-name="P10">Le système « <text:span text:style-name="T26">Kim (sous ensemble) - Pooling » </text:span>a été trop long et a été tué, il n’a pas été repris dans un autre job car les résultats étaient autour des 68 % pour chaque itération et il n<text:span text:style-name="T27">e s’améliorait pas beaucoup (voire pas du tout)</text:span>.</text:p>
      <text:p text:style-name="P10"/>
      <text:p text:style-name="P32">Autres tests pour le système 2</text:p>
      <text:p text:style-name="P34"/>
      <text:p text:style-name="P35">Le tableau ci-dessous montre d’autres tests pour le système 2, uniquement pour l’utilisation des embeddings de GloVe et avec les mots inconnus ayant des embeddings différents, <text:span text:style-name="T28">puisque c’est avec ce modèle et avec cette configuration que l’on a obtenu le plus grand taux de réussite à la fois pour le corpus de dev et pour le corpus de test</text:span>. </text:p>
      <text:p text:style-name="P35"/>
      <text:p text:style-name="P36">Le premier test ne met pas à jour les embeddings, ceci permet de voir le gain que l’on gagne avec les mis-à-jours.</text:p>
      <text:p text:style-name="P36"/>
      <text:p text:style-name="P36">Le deuxième test met à jour uniquement les mots inconnus, c’est-à-dire les mots qui ne figurent pas dans le fichier des embeddings de GloVe. <text:span text:style-name="T29">Parmi le vocabulaire, i</text:span>l y en a <text:span text:style-name="T30">8339 sur 36988, soit environ 22,5 %. Cette expérience a été faite dans l’espoir d’améliorer les résultats sur le corpus de test : en effet, si lors de l’entraînement nous n’avons pas vu un mot qui est dans le corpus de test et qui est également dans GloVe, alors il faudrait que son embedding soit cohérent par rapport aux autres embeddings de GloVe, ce qui pourrait ne plus être le cas si on met à jour les embeddings pendant l’entraînement.</text:span></text:p>
      <text:p text:style-name="P37"/>
      <table:table table:name="Tableau1" table:style-name="Tableau1">
        <table:table-column table:style-name="Tableau1.A"/>
        <table:table-column table:style-name="Tableau1.B" table:number-columns-repeated="3"/>
        <table:table-column table:style-name="Tableau1.E"/>
        <text:soft-page-break/>
        <table:table-row>
          <table:table-cell table:style-name="Tableau1.A1" office:value-type="string">
            <text:p text:style-name="P44"><text:span text:style-name="T31">Mis-à-jour des e</text:span>mbeddings</text:p>
          </table:table-cell>
          <table:table-cell table:style-name="Tableau1.A1" office:value-type="string">
            <text:p text:style-name="P44"><text:span text:style-name="T17">Époque</text:span> max</text:p>
          </table:table-cell>
          <table:table-cell table:style-name="Tableau1.A1" office:value-type="string">
            <text:p text:style-name="P44"><text:span text:style-name="T17">Époque</text:span> donnant le plus grand taux de réussite</text:p>
          </table:table-cell>
          <table:table-cell table:style-name="Tableau1.A1" office:value-type="string">
            <text:p text:style-name="P44">Taux de réussite <text:span text:style-name="T18">(dev)</text:span></text:p>
          </table:table-cell>
          <table:table-cell table:style-name="Tableau1.E1" office:value-type="string">
            <text:p text:style-name="P46">Taux de réussite (test)</text:p>
          </table:table-cell>
        </table:table-row>
        <table:table-row>
          <table:table-cell table:style-name="Tableau1.A2" office:value-type="string">
            <text:p text:style-name="P65"><text:span text:style-name="T32">Aucune</text:span> mis à jour</text:p>
          </table:table-cell>
          <table:table-cell table:style-name="Tableau1.A2" office:value-type="string">
            <text:p text:style-name="P66">20</text:p>
          </table:table-cell>
          <table:table-cell table:style-name="Tableau1.C2" office:value-type="string">
            <text:p text:style-name="P51">1<text:span text:style-name="T31">5</text:span></text:p>
          </table:table-cell>
          <table:table-cell table:style-name="Tableau1.A2" office:value-type="string">
            <text:p text:style-name="P66">76,44 %</text:p>
          </table:table-cell>
          <table:table-cell table:style-name="Tableau1.E3" office:value-type="string">
            <text:p text:style-name="P66">76,46 %</text:p>
          </table:table-cell>
        </table:table-row>
        <table:table-row>
          <table:table-cell table:style-name="Tableau1.A2" office:value-type="string">
            <text:p text:style-name="P65"><text:span text:style-name="T32">Mots inconnus </text:span>mis à jour</text:p>
            <text:p text:style-name="P67">Mots connus pas mis à jour</text:p>
          </table:table-cell>
          <table:table-cell table:style-name="Tableau1.A2" office:value-type="string">
            <text:p text:style-name="P51">2<text:span text:style-name="T33">0</text:span></text:p>
          </table:table-cell>
          <table:table-cell table:style-name="Tableau1.A2" office:value-type="string">
            <text:p text:style-name="P68">20</text:p>
          </table:table-cell>
          <table:table-cell table:style-name="Tableau1.A2" office:value-type="string">
            <text:p text:style-name="P68">76,57 %</text:p>
          </table:table-cell>
          <table:table-cell table:style-name="Tableau1.E3" office:value-type="string">
            <text:p text:style-name="P69">76,16 %</text:p>
          </table:table-cell>
        </table:table-row>
      </table:table>
      <text:p text:style-name="P38"/>
      <text:p text:style-name="P39">Finalement, les résultats n’ont pas été amélioré. Cela peut s’expliquer par le fait qu’il n’y a pas beaucoup de tokens qui sont à la fois dans le corpus de test et dans GloVe, et qui n’ont pas été vu lors de l’entraînement (voir la dernière colonne du tableau « » <text:span text:style-name="T37">ci-dessous</text:span>).</text:p>
      <text:p text:style-name="P40"/>
      <text:p text:style-name="P33">Informations sur les corpus</text:p>
      <text:p text:style-name="P39"/>
      <text:p text:style-name="P39">Informations sur les corpus (utilisation de GloVe <text:span text:style-name="T20">6B 100d, </text:span>mots inconnus traités comme étant des mots différents) :</text:p>
      <text:p text:style-name="P39"/>
      <table:table table:name="Tableau3" table:style-name="Tableau3">
        <table:table-column table:style-name="Tableau3.A" table:number-columns-repeated="3"/>
        <table:table-column table:style-name="Tableau3.D"/>
        <table:table-row>
          <table:table-cell table:style-name="Tableau3.A1" office:value-type="string">
            <text:p text:style-name="P70">Nom</text:p>
          </table:table-cell>
          <table:table-cell table:style-name="Tableau3.A1" office:value-type="string">
            <text:p text:style-name="P70">Nombre de tokens</text:p>
          </table:table-cell>
          <table:table-cell table:style-name="Tableau3.A1" office:value-type="string">
            <text:p text:style-name="P70">Nombre <text:span text:style-name="T34">et taux</text:span> de tokens inconnus</text:p>
          </table:table-cell>
          <table:table-cell table:style-name="Tableau3.D1" office:value-type="string">
            <text:p text:style-name="P70">Nombre <text:span text:style-name="T34">et taux</text:span> de tokens non inconnus n’apparaissant pas dans Train</text:p>
          </table:table-cell>
        </table:table-row>
        <table:table-row>
          <table:table-cell table:style-name="Tableau3.A2" office:value-type="string">
            <text:p text:style-name="P70">Train</text:p>
          </table:table-cell>
          <table:table-cell table:style-name="Tableau3.A2" office:value-type="string">
            <text:p text:style-name="P70">12 240 802</text:p>
          </table:table-cell>
          <table:table-cell table:style-name="Tableau3.A2" office:value-type="string">
            <text:p text:style-name="P70">27 786 <text:span text:style-name="T35">(0,23 %)</text:span></text:p>
          </table:table-cell>
          <table:table-cell table:style-name="Tableau3.D2" office:value-type="string">
            <text:p text:style-name="P51">/</text:p>
          </table:table-cell>
        </table:table-row>
        <table:table-row>
          <table:table-cell table:style-name="Tableau3.A2" office:value-type="string">
            <text:p text:style-name="P70">Dev</text:p>
          </table:table-cell>
          <table:table-cell table:style-name="Tableau3.A2" office:value-type="string">
            <text:p text:style-name="P70">231 678</text:p>
          </table:table-cell>
          <table:table-cell table:style-name="Tableau3.A2" office:value-type="string">
            <text:p text:style-name="P70">550 <text:span text:style-name="T35">(0,24 %)</text:span></text:p>
          </table:table-cell>
          <table:table-cell table:style-name="Tableau3.D2" office:value-type="string">
            <text:p text:style-name="P51">/</text:p>
          </table:table-cell>
        </table:table-row>
        <table:table-row>
          <table:table-cell table:style-name="Tableau3.A2" office:value-type="string">
            <text:p text:style-name="P70">Test</text:p>
          </table:table-cell>
          <table:table-cell table:style-name="Tableau3.A2" office:value-type="string">
            <text:p text:style-name="P70">230 585</text:p>
          </table:table-cell>
          <table:table-cell table:style-name="Tableau3.A2" office:value-type="string">
            <text:p text:style-name="P70">616 <text:span text:style-name="T35">(0,27 %)</text:span></text:p>
          </table:table-cell>
          <table:table-cell table:style-name="Tableau3.D2" office:value-type="string">
            <text:p text:style-name="P71">303 (0,13 %)</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15:57:22.318777521</meta:creation-date>
    <dc:date>2018-04-24T11:26:13.370113381</dc:date>
    <meta:editing-duration>PT8H37M34S</meta:editing-duration>
    <meta:editing-cycles>25</meta:editing-cycles>
    <meta:generator>LibreOffice/4.2.8.2$Linux_X86_64 LibreOffice_project/420m0$Build-2</meta:generator>
    <meta:document-statistic meta:table-count="3" meta:image-count="0" meta:object-count="0" meta:page-count="7" meta:paragraph-count="206" meta:word-count="2223" meta:character-count="12985" meta:non-whitespace-character-count="10934"/>
  </office:meta>
</office:document-meta>
</file>